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EncodableMimeTypes( ResolvableType elem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Value( T value , DataBufferFactory bufferFactory , ResolvableType value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